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05" calcext:value-type="float">
            <text:p>5,05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,6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,6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,35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,7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7:02:15.436663012</meta:creation-date>
    <dc:date>2016-03-21T17:02:59.666345232</dc:date>
    <meta:editing-duration>PT44S</meta:editing-duration>
    <meta:editing-cycles>1</meta:editing-cycles>
    <meta:generator>LibreOffice/5.1.1.3$Linux_X86_64 LibreOffice_project/10m0$Build-3</meta:generator>
    <meta:document-statistic meta:table-count="1" meta:cell-count="28" meta:object-count="0"/>
  </office:meta>
</office:document-meta>
</file>